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2" calcext:value-type="float">
            <text:p>1222</text:p>
          </table:table-cell>
          <table:table-cell table:style-name="ce7" table:formula="of:=COUNTIF([.B7:.B1000000];&quot;X&quot;)" office:value-type="float" office:value="1051" calcext:value-type="float">
            <text:p>1051</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2" calcext:value-type="float">
            <text:p>13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3" table:number-rows-repeated="2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17">00/00/0000</text:date>, <text:time style:data-style-name="N2" text:time-value="19:25:05.5361331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17T19:25:40.016580998</dc:date>
    <meta:editing-duration>P1DT8H56M18S</meta:editing-duration>
    <meta:editing-cycles>1214</meta:editing-cycles>
    <meta:document-statistic meta:table-count="1" meta:cell-count="7375" meta:object-count="0"/>
  </office:meta>
</office:document-meta>
</file>